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MMonoProp10" svg:font-family="LMMonoProp10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Ubuntu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 style:list-style-name="L2">
      <style:text-properties style:font-name="Ubuntu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5" style:family="paragraph" style:parent-style-name="Text_20_body" style:list-style-name="L5">
      <style:text-properties style:font-name="Ubuntu" fo:font-weight="bold" style:font-weight-asian="bold" style:font-weight-complex="bold"/>
    </style:style>
    <style:style style:name="P6" style:family="paragraph" style:parent-style-name="Text_20_body" style:list-style-name="L3">
      <style:text-properties style:font-name="Ubuntu" fo:font-weight="normal" style:font-weight-asian="normal" style:font-weight-complex="normal"/>
    </style:style>
    <style:style style:name="P7" style:family="paragraph" style:parent-style-name="Text_20_body" style:list-style-name="L4">
      <style:text-properties style:font-name="Ubuntu" fo:font-weight="normal" style:font-weight-asian="normal" style:font-weight-complex="normal"/>
    </style:style>
    <style:style style:name="P8" style:family="paragraph" style:parent-style-name="Text_20_body" style:list-style-name="L6">
      <style:text-properties style:font-name="Ubuntu" fo:font-weight="normal" style:font-weight-asian="normal" style:font-weight-complex="normal"/>
    </style:style>
    <style:style style:name="P9" style:family="paragraph" style:parent-style-name="Text_20_body" style:list-style-name="L6">
      <style:text-properties style:font-name="Ubuntu"/>
    </style:style>
    <style:style style:name="P10" style:family="paragraph" style:parent-style-name="Title">
      <style:text-properties style:font-name="Ubuntu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MMonoProp10"/>
    </style:style>
    <style:style style:name="T3" style:family="text">
      <style:text-properties style:font-name="LMMonoProp10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ardo Jacas</text:p>
      <text:p text:style-name="P1">Víctor Rojas</text:p>
      <text:p text:style-name="P1"/>
      <text:p text:style-name="P10">Tarea 3</text:p>
      <text:p text:style-name="P2">Para llevar a cabo la realización de esta tarea, partimos modificando la tarea entregada como base. Siguiendo su misma estructura se realizaron las implementaciones respectivas en syscall.c, en thread.c, y thread.h.</text:p>
      <text:p text:style-name="P2">Todo los cambios realizados están marcados entre las líneas:</text:p>
      <text:p text:style-name="P4">/*+++++++++++++++++++++++++++++++++++++++++++++++++++++*/</text:p>
      <text:p text:style-name="P2"/>
      <text:p text:style-name="P2">Detalles de implementación:</text:p>
      <text:p text:style-name="P2"/>
      <text:list xml:id="list1416385264" text:style-name="L2">
        <text:list-item>
          <text:p text:style-name="P3">thread.h:</text:p>
        </text:list-item>
      </text:list>
      <text:list xml:id="list1140171517" text:style-name="L3">
        <text:list-item>
          <text:list>
            <text:list-item>
              <text:p text:style-name="P6">Se creó la estructura <text:span text:style-name="T2">my_fd </text:span>la cual contiene el valor del <text:span text:style-name="T2">file descriptor</text:span>, el nombre del archivo que posee, el archivo, un <text:span text:style-name="T2">list_elem </text:span>para la lista en que estará y otro para la lista del thread al que pertenecerá.</text:p>
            </text:list-item>
            <text:list-item>
              <text:p text:style-name="P6">El thread ahora contiene una lista de <text:span text:style-name="T2">my_fd</text:span>.</text:p>
            </text:list-item>
          </text:list>
        </text:list-item>
      </text:list>
      <text:list xml:id="list307362356" text:continue-list="list1416385264" text:style-name="L2">
        <text:list-item>
          <text:p text:style-name="P3">thread.c:</text:p>
        </text:list-item>
      </text:list>
      <text:list xml:id="list69085243" text:style-name="L4">
        <text:list-item>
          <text:list>
            <text:list-item>
              <text:p text:style-name="P7">Cuando se crea el thread, donde se inicializan sus valores, también se inicializa su lista de <text:span text:style-name="T2">file descriptors</text:span>.</text:p>
            </text:list-item>
            <text:list-item>
              <text:p text:style-name="P7">En el método <text:span text:style-name="T2">thread_exit</text:span>, se liberan los <text:span text:style-name="T2">file descriptors</text:span> que el thread actual posee, para liberar recursos, y estos se eliminan de sus listas correspondientes.</text:p>
            </text:list-item>
          </text:list>
        </text:list-item>
      </text:list>
      <text:list xml:id="list2006541869" text:style-name="L5">
        <text:list-item>
          <text:p text:style-name="P5">syscall.c:</text:p>
        </text:list-item>
      </text:list>
      <text:list xml:id="list1734809103" text:style-name="L6">
        <text:list-item>
          <text:list>
            <text:list-item>
              <text:p text:style-name="P8">Se agregaron el resto de llamadas a sistema necesarias, siguiendo la misma estructura de la tarea que se nos entregó, cada función recibe un <text:span text:style-name="T2">struct_frame</text:span>, del cual verificamos las direcciones donde se encuentran los argumentos, en caso de pasar la verificación (que sean distinto de <text:span text:style-name="T2">null</text:span>, que no ocupen memoria de kernel, etc), se extraen los argumentos, se hacen las verificaciones con respecto a los argumentos mismos, y luego si es posible se llama a la función correspondiente. El resultado se deja en <text:span text:style-name="T2">eax</text:span>.</text:p>
            </text:list-item>
            <text:list-item>
              <text:p text:style-name="P8">Para almacenar los <text:span text:style-name="T2">file descriptor</text:span> en uso, se creó una lista que se inicializa en <text:span text:style-name="T2">syscall_init</text:span>. En la función <text:span text:style-name="T2">open</text:span>, cuando se le asigna un <text:span text:style-name="T2">file descriptor</text:span> al archivo a abrir, se crea un <text:span text:style-name="T2">my_fd</text:span>, el cual tendrá su valor dado por la función <text:span text:style-name="T2">get_fd</text:span> que entrega un <text:span text:style-name="T4">número</text:span> mayor que 2 (parte de 2 y le suma 1 cada vez que es llamada).</text:p>
            </text:list-item>
            <text:list-item>
              <text:p text:style-name="P8">Para evitar la escritura de archivos en ejecución, se compara el nombre del archivo con el nombre del thread, dado que el nombre del thread era el <text:soft-page-break/>nombre del programa ejecutado. Si coinciden, se retorna 0 sin escribir en él.</text:p>
            </text:list-item>
            <text:list-item>
              <text:p text:style-name="P9"><text:span text:style-name="T5">Se agregaron funciones para encontrar un archivo a partir de un número de </text:span><text:span text:style-name="T3">file descriptor</text:span><text:span text:style-name="T5">, y una función obtener un </text:span><text:span text:style-name="T3">my_fd</text:span><text:span text:style-name="T5"> a partir del número de </text:span><text:span text:style-name="T3">file descriptor</text:span><text:span text:style-name="T5">.</text:span></text:p>
            </text:list-item>
            <text:list-item>
              <text:p text:style-name="P9"><text:span text:style-name="T5">En la función </text:span><text:span text:style-name="T3">my_close</text:span><text:span text:style-name="T5"> nos preocupamos de eliminar de las listas el </text:span><text:span text:style-name="T3">my_fd</text:span><text:span text:style-name="T5"> que ya no se usará y se hace la liberación de la memoria que ocupab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MMonoProp10" svg:font-family="LMMonoProp10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o </meta:initial-creator>
    <meta:creation-date>2012-01-15T18:29:39</meta:creation-date>
    <dc:date>2012-01-15T19:04:11</dc:date>
    <dc:creator>vito </dc:creator>
    <meta:editing-duration>PT19M21S</meta:editing-duration>
    <meta:editing-cycles>4</meta:editing-cycles>
    <meta:generator>LibreOffice/3.4$Linux LibreOffice_project/340m1$Build-402</meta:generator>
    <meta:document-statistic meta:table-count="0" meta:image-count="0" meta:object-count="0" meta:page-count="2" meta:paragraph-count="19" meta:word-count="399" meta:character-count="2326" meta:non-whitespace-character-count="1958"/>
  </office:meta>
</office:document-meta>
</file>